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Wingdings 3" svg:font-family="'Wingdings 3'"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master-page-name="Standard">
      <style:paragraph-properties style:page-number="auto"/>
      <style:text-properties fo:language="es" fo:country="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ádiz (antigua Gadir; más tarde Gades) ciudad y puerto de España meridional, dentro de la comunidad autónoma de Andalucía, capital de la provincia homónima, está situada en el golfo de Cádiz, cerca de Gibraltar. El gran puerto se divide en una bahía exterior y un puerto interior casi sin acceso al mar. </text:p>
      <text:p text:style-name="P1"/>
      <text:p text:style-name="P1">Las principales industrias de la ciudad son los astilleros navales, la metalurgia y la industria alimenticia; tanto la pesca como el comercio, en especial con países americanos, tienen una destacada repercusión en la economía de la ciudad. </text:p>
      <text:p text:style-name="P1"/>
      <text:p text:style-name="P1">Se exporta principalmente jerez, corcho, aceitunas, higos, pescado salado y sal, mientras que las importaciones más importantes son maquinaria, hierro, carbón, madera, café, cereales y otros comestibles. Son muy destacados sus carnavales. </text:p>
      <text:p text:style-name="P1"/>
      <text:p text:style-name="P1">Cádiz es una ciudad pintoresca, con edificios blancos de estilo arquitectónico árabe y bellos paseos. Entre sus principales edificios se encuentran la catedral, que data de mediados del siglo XVIII, la iglesia de Santa Cruz (siglo XVII) y la iglesia de Santa Catalina.</text:p>
      <text:p text:style-name="P1"/>
      <text:p text:style-name="P1">Los fenicios fundaron Cádiz, una de las ciudades más antiguas de Europa, en el año 1000 a.C. aproximadamente. En 1262 Alfonso X el Sabio, rey de Castilla, tomó la ciudad. En la Guerra Civil española (1936-1939) Cádiz fue utilizada como base de las fuerzas golpistas. Población (1998), 143.129 habitante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Wingdings 3" svg:font-family="'Wingdings 3'"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loext:contextual-spacing="false" fo:orphans="0" fo:widows="0" style:text-autospace="none" style:writing-mode="lr-tb"/>
      <style:text-properties style:use-window-font-color="true" style:font-name="Tahoma" fo:font-family="Tahoma" style:font-family-generic="swiss" style:font-pitch="variable" fo:font-size="12pt" fo:language="es" fo:country="ES" style:font-name-asian="Times New Roman" style:font-family-asian="'Times New Roman'" style:font-family-generic-asian="roman" style:font-pitch-asian="variable" style:font-size-asian="12pt" style:font-name-complex="Tahoma" style:font-family-complex="Tahoma"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fo:color="#ffffff" fo:font-size="14pt" fo:font-weight="bold" style:letter-kerning="true" style:font-size-asian="14pt" style:font-weight-asian="bold" style:font-name-complex="Tahoma" style:font-family-complex="Tahoma" style:font-family-generic-complex="swiss" style:font-pitch-complex="variable" style:font-size-complex="12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fo:color="#dc8300"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cap" style:family="paragraph" style:parent-style-name="Heading_20_1" style:default-outline-level="" style:list-style-name="">
      <style:paragraph-properties fo:margin-top="0cm" fo:margin-bottom="0cm" loext:contextual-spacing="false"/>
      <style:text-properties fo:color="#000000" style:font-name="Arial Narrow" fo:font-family="'Arial Narrow'" style:font-family-generic="swiss" style:font-pitch="variable" fo:font-size="9pt" fo:font-style="italic" fo:font-weight="normal" style:letter-kerning="true" style:font-size-asian="9pt" style:font-style-asian="italic" style:font-weight-asian="normal" style:font-name-complex="Times New Roman" style:font-family-complex="'Times New Roman'" style:font-family-generic-complex="roman" style:font-pitch-complex="variable" style:font-size-complex="12pt" style:font-weight-complex="normal"/>
    </style:style>
    <style:style style:name="Num" style:family="paragraph" style:parent-style-name="Standard" style:list-style-name="WW8Num2">
      <style:paragraph-properties>
        <style:tab-stops>
          <style:tab-stop style:position="0.653cm"/>
        </style:tab-stops>
      </style:paragraph-properties>
      <style:text-properties fo:color="#000000" style:font-name-complex="Arial" style:font-family-complex="Arial" style:font-family-generic-complex="swiss" style:font-pitch-complex="variable" style:font-size-complex="10.5pt"/>
    </style:style>
    <style:style style:name="punts_20_3" style:display-name="punts 3" style:family="paragraph" style:parent-style-name="Standard">
      <style:text-properties fo:language="ca" fo:country="ES"/>
    </style:style>
    <style:style style:name="punts_20_1" style:display-name="punts 1" style:family="paragraph" style:parent-style-name="punts_20_3" style:list-style-name="WW8Num1"/>
    <style:style style:name="Contents_20_1" style:display-name="Contents 1" style:family="paragraph" style:parent-style-name="Standard" style:next-style-name="Standard" style:class="index">
      <style:paragraph-properties fo:margin-top="0.212cm" fo:margin-bottom="0.212cm" loext:contextual-spacing="false" fo:orphans="2" fo:widows="2" style:punctuation-wrap="simple" style:vertical-align="baseline">
        <style:tab-stops>
          <style:tab-stop style:position="15.002cm" style:type="right"/>
        </style:tab-stops>
      </style:paragraph-properties>
      <style:text-properties fo:language="ca" fo:country="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Normal_20__28_Web_29_" style:display-name="Normal (Web)" style:family="paragraph" style:parent-style-name="Standard">
      <style:paragraph-properties fo:margin-top="0.035cm" fo:margin-bottom="0.035cm" loext:contextual-spacing="false" fo:orphans="2" fo:widows="2" style:text-autospace="ideograph-alpha"/>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2pt"/>
    </style:style>
    <style:style style:name="WW8Num1z0" style:family="text">
      <style:text-properties fo:color="#ff6600" style:font-name="Wingdings 3" fo:font-family="'Wingdings 3'" style:font-family-generic="roman" style:font-pitch="variable" style:font-charset="x-symbol" fo:font-size="9pt" fo:font-style="normal" fo:font-weight="bold" style:font-size-asian="9pt" style:font-style-asian="normal" style:font-weight-asian="bold" style:font-name-complex="Wingdings 3" style:font-family-complex="'Wingdings 3'"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fo:color="#333399" style:font-name="Tahoma" fo:font-family="Tahoma" style:font-family-generic="swiss" style:font-pitch="variable" fo:font-size="14pt" fo:font-style="normal" fo:font-weight="bold" style:font-size-asian="14pt" style:font-style-asian="normal" style:font-weight-asian="bold" style:font-name-complex="Tahoma" style:font-family-complex="Tahoma" style:font-family-generic-complex="swiss" style:font-pitch-complex="variable"/>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style:list-level-properties>
        <style:text-properties style:font-name="Wingdings 3"/>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ádiz (antigua Gadir; más tarde Gades) ciudad y puerto de España meridional, dentro de la comunidad autónoma de Andalucía, cap</dc:title>
    <meta:keyword>ciudad cádiz español puerto ser</meta:keyword>
    <dc:description>Cádiz es una ciudad pintoresca, con edificios blancos de estilo arquitectónico árabe y bellos paseos. En la Guerra Civil española (1936-1939) Cádiz fue utilizada como base de las fuerzas nacionales dirigidas por Francisco Franco. Cádiz (antigua Gadir; más tarde Gades) ciudad y puerto de España meridional, dentro de la comunidad autónoma de Andalucía, capital de la provincia homónima, está situada en el golfo de Cádiz (una entrada del océano Atlántico), cerca de Gibraltar. La ciudad es la sede de la escuela médica de la Universidad de Sevilla, una escuela de navegación y una escuela teológica. En 1262 Alfonso X el Sabio, rey de Castilla, tomó la ciudad. </dc:description>
    <meta:initial-creator>ibermudez</meta:initial-creator>
    <meta:creation-date>2003-10-15T12:44:00</meta:creation-date>
    <dc:creator>ibermudez</dc:creator>
    <dc:date>2003-10-15T13:04:00</dc:date>
    <meta:editing-cycles>1</meta:editing-cycles>
    <meta:editing-duration>PT4M</meta:editing-duration>
    <meta:document-statistic meta:table-count="0" meta:image-count="0" meta:object-count="0" meta:page-count="1" meta:paragraph-count="5" meta:word-count="213" meta:character-count="1355" meta:non-whitespace-character-count="1144"/>
    <meta:generator>LibreOffice/4.4.3.2$Windows_x86 LibreOffice_project/88805f81e9fe61362df02b9941de8e38a9b5fd16</meta:generator>
  </office:meta>
</office:document-meta>
</file>